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or reference links:</text:p>
      <text:p text:style-name="Normal"><text:a xlink:href="https://i.ytimg.com/vi/lYMMhKgd_Gw/maxresdefault.jpg" office:target-frame-name="_top" xlink:show="replace"><text:span text:style-name="Hyperlink">https://i.ytimg.com/vi/lYMMhKgd_Gw/maxresdefault.jpg</text:span></text:a></text:p>
      <text:p text:style-name="Normal"><text:a xlink:href="http://www.artorbit.me/22303/front-doors-color/cute-front-doors-color-43-front-house-doors-colors-front-door-colors-to/" office:target-frame-name="_top" xlink:show="replace"><text:span text:style-name="Hyperlink">http://www.artorbit.me/22303/front-doors-color/cute-front-doors-color-43-front-house-doors-colors-front-door-colors-to/</text:span></text:a></text:p>
      <text:p text:style-name="Normal"><text:a xlink:href="http://www.carolinacouture.com/wood/wp-content/uploads/2015/01/apartment-interior-door-design-ideas-for-house-interior-doors-various-types-of-door-designs-for-your-home-design-inspiration-door-design-for-drawing-room-door-arch-design-door.jpg" office:target-frame-name="_top" xlink:show="replace"><text:span text:style-name="Hyperlink">http://www.carolinacouture.com/wood/wp-content/uploads/2015/01/apartment-interior-door-design-ideas-for-house-interior-doors-various-types-of-door-designs-for-your-home-design-inspiration-door-design-for-drawing-room-door-arch-design-door.jpg</text:span></text:a></text:p>
      <text:p text:style-name="Normal"><text:a xlink:href="http://www.doorsforbuilders.com/PRODUCT-DETAILS-Interior-Doors/DBI-501_Mahogany-Medium/big.jpg" office:target-frame-name="_top" xlink:show="replace"><text:span text:style-name="Hyperlink">http://www.doorsforbuilders.com/PRODUCT-DETAILS-Interior-Doors/DBI-501_Mahogany-Medium/big.jpg</text:span></text:a></text:p>
      <text:p text:style-name="Normal"><text:a xlink:href="http://www.wearefound.com/considerations-when-buying-indoor-doors/sliding-double-indoor-door/" office:target-frame-name="_top" xlink:show="replace"><text:span text:style-name="Hyperlink">http://www.wearefound.com/considerations-when-buying-indoor-doors/sliding-double-indoor-door/</text:span></text:a></text:p>
      <text:p text:style-name="Normal"><text:a xlink:href="http://doormate.co.uk/wp-content/uploads/2016/06/bp2.jpg" office:target-frame-name="_top" xlink:show="replace"><text:span text:style-name="Hyperlink">http://doormate.co.uk/wp-content/uploads/2016/06/bp2.jpg</text:span></text:a></text:p>
      <text:p text:style-name="Normal"><text:a xlink:href="https://i.pinimg.com/736x/b8/18/32/b818321d08e2701967491b51fd5fae95--main-door-design-modern-door-design.jpg" office:target-frame-name="_top" xlink:show="replace"><text:span text:style-name="Hyperlink">https://i.pinimg.com/736x/b8/18/32/b818321d08e2701967491b51fd5fae95--main-door-design-modern-door-design.jpg</text:span></text:a></text:p>
      <text:p text:style-name="Normal"><text:a xlink:href="http://shweibos.com/designer-windows-and-doors/designer-windows-and-doors-collection-designer-doors-and-windows-pictures-door-collections-designs" office:target-frame-name="_top" xlink:show="replace"><text:span text:style-name="Hyperlink">http://shweibos.com/designer-windows-and-doors/designer-windows-and-doors-collection-designer-doors-and-windows-pictures-door-collections-designs</text:span></text:a></text:p>
      <text:p text:style-name="Normal"><text:a xlink:href="https://www.brownsafe.com/categories/antique_vault_doors/images/first-national-round-vault-door-open.jpg" office:target-frame-name="_top" xlink:show="replace"><text:span text:style-name="Hyperlink">https://www.brownsafe.com/categories/antique_vault_doors/images/first-national-round-vault-door-open.jpg</text:span></text:a></text:p>
      <text:p text:style-name="Normal"><text:a xlink:href="http://shcmdt.com/wp-content/uploads/2017/01/Epic-Exterior-Vault-Doors-53-For-with-Exterior-Vault-Doors.jpg" office:target-frame-name="_top" xlink:show="replace"><text:span text:style-name="Hyperlink">http://shcmdt.com/wp-content/uploads/2017/01/Epic-Exterior-Vault-Doors-53-For-with-Exterior-Vault-Doors.jpg</text:span></text:a></text:p>
      <text:p text:style-name="Normal"><text:a xlink:href="https://i.pinimg.com/originals/7a/5d/76/7a5d76758c8963a1097a37d51db52bab.jpg" office:target-frame-name="_top" xlink:show="replace"><text:span text:style-name="Hyperlink">https://i.pinimg.com/originals/7a/5d/76/7a5d76758c8963a1097a37d51db52bab.jpg</text:span></text:a></text:p>
      <text:p text:style-name="Normal"><text:a xlink:href="http://3.bp.blogspot.com/-dXhjHv-m5bs/T3hm8CBgkjI/AAAAAAAAARk/UenrC9FtMTU/s1600/Medieval+door+3.jpg" office:target-frame-name="_top" xlink:show="replace"><text:span text:style-name="Hyperlink">http://3.bp.blogspot.com/-dXhjHv-m5bs/T3hm8CBgkjI/AAAAAAAAARk/UenrC9FtMTU/s1600/Medieval+door+3.jpg</text:span></text:a></text:p>
      <text:p text:style-name="Normal"><text:a xlink:href="https://i.pinimg.com/736x/09/ec/74/09ec747f0d276680f96afda364a4881f--germany-europe-old-doors.jpg" office:target-frame-name="_top" xlink:show="replace"><text:span text:style-name="Hyperlink">https://i.pinimg.com/736x/09/ec/74/09ec747f0d276680f96afda364a4881f--germany-europe-old-doors.jpg</text:span></text:a></text:p>
      <text:p text:style-name="Normal"><text:a xlink:href="https://static.turbosquid.com/Preview/2014/07/10__01_00_15/0111.jpgccaa3bcb-eb8c-48e4-8482-8dbed33b82f0Original.jpg" office:target-frame-name="_top" xlink:show="replace"><text:span text:style-name="Hyperlink">https://static.turbosquid.com/Preview/2014/07/10__01_00_15/0111.jpgccaa3bcb-eb8c-48e4-8482-8dbed33b82f0Original.jpg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</meta:initial-creator>
    <dc:creator>Dan</dc:creator>
    <meta:creation-date>2017-09-26T14:10:00Z</meta:creation-date>
    <dc:date>2017-09-26T14:43:00Z</dc:date>
    <meta:template xlink:href="Normal.dotm" xlink:type="simple"/>
    <meta:editing-cycles>1</meta:editing-cycles>
    <meta:editing-duration>PT1980S</meta:editing-duration>
    <meta:document-statistic meta:page-count="1" meta:paragraph-count="6" meta:word-count="491" meta:character-count="3284" meta:row-count="23" meta:non-whitespace-character-count="2799"/>
  </office:meta>
</office:document-meta>
</file>